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 style:list-style-name="L5">
      <style:paragraph-properties fo:margin-top="0cm" fo:margin-bottom="0cm" loext:contextual-spacing="false"/>
    </style:style>
    <style:style style:name="P14" style:family="paragraph" style:parent-style-name="Text_20_body" style:list-style-name="L6">
      <style:paragraph-properties fo:margin-top="0cm" fo:margin-bottom="0cm" loext:contextual-spacing="false"/>
    </style:style>
    <style:style style:name="P15" style:family="paragraph" style:parent-style-name="Text_20_body" style:list-style-name="L7">
      <style:paragraph-properties fo:margin-top="0cm" fo:margin-bottom="0cm" loext:contextual-spacing="false"/>
    </style:style>
    <style:style style:name="P16" style:family="paragraph" style:parent-style-name="Text_20_body" style:list-style-name="L8">
      <style:paragraph-properties fo:margin-top="0cm" fo:margin-bottom="0cm" loext:contextual-spacing="false"/>
    </style:style>
    <style:style style:name="P17" style:family="paragraph" style:parent-style-name="Text_20_body" style:list-style-name="L9">
      <style:paragraph-properties fo:margin-top="0cm" fo:margin-bottom="0cm" loext:contextual-spacing="false"/>
    </style:style>
    <style:style style:name="P18" style:family="paragraph" style:parent-style-name="Heading_20_1">
      <style:text-properties officeooo:paragraph-rsid="001ac8b2"/>
    </style:style>
    <style:style style:name="T1" style:family="text">
      <style:text-properties officeooo:rsid="001ce03a"/>
    </style:style>
    <style:style style:name="T2" style:family="text">
      <style:text-properties officeooo:rsid="001ebc2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RFID Инвентаризация ОС</text:h>
      <text:p text:style-name="Text_20_body">Свидетельство о государственной регистрации программы для ЭВМ № 2013613741</text:p>
      <text:h text:style-name="Heading_20_2" text:outline-level="2"><text:bookmark text:name="1___3"/>1. Область применения</text:h>
      <text:h text:style-name="Heading_20_3" text:outline-level="3"><text:bookmark text:name="11__4"/>1.1. Предназначение</text:h>
      <text:p text:style-name="Text_20_body">Программа предназначена для проведения автоматизированной инвентаризации основных средств с использованием технологии радиочастотной идентификации RFID UHF EPC Gen 2.0 стандарт ISO 18000-6C. Основные возможности: высокопроизводительная инвентаризация ОС по множеству материально-ответственных лиц с разделением прав доступа; ручное или автоматическое определение помещений ОС по радиометкам помещений; запись радиометок ОС и помещений; оперативные отчёты по наличию и отсутствию ОС с учётом помещений. Особенности: открытый исходный код; открытый бинарный формат данных радиометок; открытый формат данных для интеграции с учётными системами Парус и 1С.</text:p>
      <text:h text:style-name="Heading_20_3" text:outline-level="3"><text:bookmark text:name="12__6"/>1.2. Пользователи</text:h>
      <text:p text:style-name="Text_20_body">В настоящий момент Программное обеспечение используется в бизнес-процессах ОАО “Оргэнергогаз”.</text:p>
      <text:h text:style-name="Heading_20_2" text:outline-level="2"><text:bookmark text:name="2___9"/>2. Жизненный цикл</text:h>
      <text:h text:style-name="Heading_20_3" text:outline-level="3"><text:bookmark text:name="21________11"/>2.1. Процессы, обеспечивающие поддержание жизненного цикла Программного обеспечения</text:h>
      <text:p text:style-name="Text_20_body">ТЕХНИЧЕСКАЯ ПОДДЕРЖКА обеспеченивает процедуры по оцениванию и осуществлению:</text:p>
      <text:list xml:id="list1265965930" text:style-name="L5">
        <text:list-item>
          <text:p text:style-name="P13">обновления; </text:p>
        </text:list-item>
        <text:list-item>
          <text:p text:style-name="P13">местоположения ошибок; </text:p>
        </text:list-item>
        <text:list-item>
          <text:p text:style-name="P4">исправления, носимые в исходные коды («заплатки», «патчи»); </text:p>
        </text:list-item>
      </text:list>
      <text:h text:style-name="Heading_20_3" text:outline-level="3"><text:bookmark text:name="22_________16"/>2.2. Устранение неисправностей, выявленных в ходе эксплуатации Программного обеспечения</text:h>
      <text:p text:style-name="Text_20_body">ТЕХНИЧЕСКАЯ ПОДДЕРЖКА обеспеченивает процедуры для решения проблем функционирования Программного обеспечения:</text:p>
      <text:list xml:id="list3361225851" text:style-name="L6">
        <text:list-item>
          <text:p text:style-name="P14">получения проблемы; </text:p>
        </text:list-item>
        <text:list-item>
          <text:p text:style-name="P14">документирования проблемы; </text:p>
        </text:list-item>
        <text:list-item>
          <text:p text:style-name="P14">оценивания проблемы; </text:p>
        </text:list-item>
        <text:list-item>
          <text:p text:style-name="P14">принятия решения по проблеме; </text:p>
        </text:list-item>
        <text:list-item>
          <text:p text:style-name="P14">отслеживания решения проблемы; </text:p>
        </text:list-item>
        <text:list-item>
          <text:p text:style-name="P5"><text:soft-page-break/>по обратной связи в системе регистрации проблем <text:a xlink:type="simple" xlink:href="https://github.com/doomkin/rfidinventory/issues" text:style-name="Internet_20_link" text:visited-style-name="Visited_20_Internet_20_Link">https://github.com/doomkin/rfidinventory/issues</text:a>. </text:p>
        </text:list-item>
      </text:list>
      <text:p text:style-name="Text_20_body">Обратная связь документируется и оценивается с целью определения существования проблемы в выпущенном программном обеспечении. Любая такая проблема регистрируется в Отчёте о проблемах. Отчёт о проблемах включает в себя фактические или потенциальные неблагоприятные события и отклонения от спецификации.</text:p>
      <text:h text:style-name="Heading_20_2" text:outline-level="2"><text:bookmark text:name="3___27"/>3. Процессы совершенствования</text:h>
      <text:p text:style-name="Text_20_body">ИЗГОТОВИТЕЛЬ осуществляет анализ модификации Программного обеспечения:</text:p>
      <text:list xml:id="list1590701512" text:style-name="L7">
        <text:list-item>
          <text:p text:style-name="P15">документирует и оценивает обратную связь; </text:p>
        </text:list-item>
        <text:list-item>
          <text:p text:style-name="P15">осуществляет мониторинг обратной связи выпущенного программного обеспечения от пользователей; </text:p>
        </text:list-item>
        <text:list-item>
          <text:p text:style-name="P15">оценивает и одобряет Запросы на изменения, которые модифицируют выпущенное Программное обеспечение; </text:p>
        </text:list-item>
        <text:list-item>
          <text:p text:style-name="P6">использует программный процесс разработки или установленный процесс технической поддержки для осуществления модификации. </text:p>
        </text:list-item>
      </text:list>
      <text:h text:style-name="Heading_20_2" text:outline-level="2"><text:bookmark text:name="4____34"/>4. Информация о персонале</text:h>
      <text:p text:style-name="Text_20_body">Информация о персонале, необходимом для обеспечения поддержания жизненного цикла Программного обеспечения:</text:p>
      <text:list xml:id="list2617691312" text:style-name="L8">
        <text:list-item>
          <text:p text:style-name="P16">Создание </text:p>
        </text:list-item>
        <text:list-item>
          <text:p text:style-name="P16">Техническая поддержка </text:p>
        </text:list-item>
        <text:list-item>
          <text:p text:style-name="P7">Совершенствование </text:p>
        </text:list-item>
      </text:list>
      <text:p text:style-name="Text_20_body">выполнялись и осуществляются в настоящий момент силами ИЗГОТОВИТЕЛЯ - индивидуального предпринимателя Никитина Павла Александровича, который обладает необходимым набором знаний для работы со всеми компонентами, входящими в состав Программного обеспечения, при решении прикладных задач, соответствующих функционалу Программного обеспечения.</text:p>
      <text:h text:style-name="Heading_20_2" text:outline-level="2"><text:bookmark text:name="5___42"/>5. Нормативные ссылки</text:h>
      <text:p text:style-name="Text_20_body">При внедрении задач по автоматизации и создании проектно-эксплуатационной документации ИЗГОТОВИТЕЛЬ руководствуется требованиями следующих нормативных документов:</text:p>
      <text:list xml:id="list947492343" text:style-name="L9">
        <text:list-item>
          <text:p text:style-name="P17">ГОСТ 34.602-89. Техническое задание. Требования к содержанию и оформлению. </text:p>
        </text:list-item>
        <text:list-item>
          <text:p text:style-name="P17">ГОСТ 34.201-89. Информационная технология. Комплекс стандартов на автоматизированные системы. Виды, комплексность и обозначение документов при создании автоматизированных систем. </text:p>
        </text:list-item>
        <text:list-item>
          <text:p text:style-name="P17"><text:soft-page-break/>РД 50-34.698-90. Информационная технология. Комплекс стандартов и руководящих документов на автоматизированные системы. Требования к содержанию документов. </text:p>
        </text:list-item>
        <text:list-item>
          <text:p text:style-name="P8">ГОСТ 34.603-92. Информационная технология. Виды испытаний автоматизированных систем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9:10:48.347990976</meta:creation-date>
    <meta:print-date>2017-04-07T12:19:41.708981735</meta:print-date>
    <dc:date>2017-04-07T14:21:19.975257685</dc:date>
    <meta:editing-duration>PT24M28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3" meta:paragraph-count="40" meta:word-count="404" meta:character-count="3579" meta:non-whitespace-character-count="3216"/>
  </office:meta>
</office:document-meta>
</file>